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6">
      <style:paragraph-properties fo:margin-left="1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6">
      <style:paragraph-properties fo:margin-left="1.5in" fo:margin-right="0in" fo:margin-top="0in" fo:margin-bottom="0.0429in" loext:contextual-spacing="false" fo:text-indent="-0.25in" style:auto-text-indent="false"/>
    </style:style>
    <style:style style:name="P42" style:family="paragraph" style:parent-style-name="Heading_20_1" style:list-style-name="WWNum4"/>
    <style:style style:name="P43" style:family="paragraph" style:parent-style-name="Heading_20_1" style:list-style-name="WWNum4">
      <style:paragraph-properties fo:break-before="auto" fo:break-after="auto"/>
    </style:style>
    <style:style style:name="P4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bookmark text:name="_aczyuw2yex2w"/><text:span text:style-name="T1">Sistemes de gestió empresarial</text:span><text:span text:style-name="T2"><text:line-break/></text:span><text:span text:style-name="T3">UD 07. (Presencial) Activitats avaluables 01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tzat Novembre 2021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10"><text:s/>📖 </text:span><text:span text:style-name="T11">Important</text:span></text:p>
      <text:p text:style-name="P11"/>
      <text:p text:style-name="P10"><text:span text:style-name="T12"><text:s/>❕</text:span><text:span text:style-name="T13"> </text:span><text:span text:style-name="T11">Atenció</text:span></text:p>
      <text:p text:style-name="P11"/>
      <text:p text:style-name="P10"><text:span text:style-name="T10"><text:s/>💬</text:span> <text:span text:style-name="T11">Interessant</text:span></text:p>
      <text:p text:style-name="P12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8">Data d’entrega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Observacions prèvies a la realització de la tasca avaluables</text:span></text:a><text:span text:style-name="T18"><text:tab/>3</text:span></text:p>
          <text:p text:style-name="P14"><text:a xlink:type="simple" xlink:href="#_2itjvswydgw7" text:style-name="Index_20_Link" text:visited-style-name="Index_20_Link"><text:span text:style-name="T18">Citació demostració d’autoria dels exercicis i castic per còpia</text:span></text:a><text:span text:style-name="T18"><text:tab/>3</text:span></text:p>
          <text:p text:style-name="P14"><text:a xlink:type="simple" xlink:href="#_42r7h17vh8ep" text:style-name="Index_20_Link" text:visited-style-name="Index_20_Link"><text:span text:style-name="T18">Activitats</text:span></text:a><text:span text:style-name="T18"><text:tab/>4</text:span></text:p>
          <text:p text:style-name="P14"><text:a xlink:type="simple" xlink:href="#_viyy9irjbnvt" text:style-name="Index_20_Link" text:visited-style-name="Index_20_Link"><text:span text:style-name="T18">Activitat 01</text:span></text:a><text:span text:style-name="T18"><text:tab/>4</text:span></text:p>
          <text:p text:style-name="P14"><text:a xlink:type="simple" xlink:href="#_wufktuxm239f" text:style-name="Index_20_Link" text:visited-style-name="Index_20_Link"><text:span text:style-name="T18">Activitat 02</text:span></text:a><text:span text:style-name="T18"><text:tab/>4</text:span></text:p>
          <text:p text:style-name="P15"><text:a xlink:type="simple" xlink:href="#_kq238o4n7aac" text:style-name="Index_20_Link" text:visited-style-name="Index_20_Link"><text:span text:style-name="T9">Activitat 03</text:span></text:a><text:span text:style-name="T9"><text:tab/>4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5">UD07. Activitats avaluables 01 (Presencial)</text:span></text:p>
      <text:list xml:id="list3030661934" text:style-name="WWNum4">
        <text:list-item>
          <text:p text:style-name="P43"><text:bookmark text:name="_dbh0n1vac4c8"/>Data d’entrega</text:p>
        </text:list-item>
      </text:list>
      <text:p text:style-name="Standard"><text:span text:style-name="T11">Data límit d'entrega: </text:span><text:span text:style-name="T20">Dilluns 13 de desembre a les 23:55.</text:span></text:p>
      <text:p text:style-name="Standard">L’activitat serà avaluada quan haja passat la data límit d’entrega.</text:p>
      <text:p text:style-name="P23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95103856365185" text:continue-numbering="true" text:style-name="WWNum4">
        <text:list-item>
          <text:p text:style-name="P43"><text:bookmark text:name="_9maybllx2a09"/>Observacions prèvies a la realització de la tasca avaluables</text:p>
        </text:list-item>
      </text:list>
      <text:list xml:id="list2356085875" text:style-name="WWNum2">
        <text:list-item>
          <text:p text:style-name="P24"><text:soft-page-break/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9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9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9">Quan s’entregue fitxers amb codi han d’estar correctament formatats i abundantment comentats. </text:p>
          <text:list>
            <text:list-item>
              <text:p text:style-name="P36"><text:span text:style-name="T20">Nota: podeu fer els comentaris dels programes a la llengua que vulgueu (Castellà, Valencià o Anglés).</text:span></text:p>
            </text:list-item>
          </text:list>
        </text:list-item>
      </text:list>
      <text:list xml:id="list2068463675" text:style-name="WWNum1">
        <text:list-item>
          <text:p text:style-name="P33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2"><text:s/>❕</text:span><text:span text:style-name="T13"> </text:span><text:span text:style-name="T11">Atenció: </text:span>no complir aquestes consideracions pot reduir la nota fins a 3 punts.</text:p>
      <text:list xml:id="list95104834098422" text:continue-list="list95103856365185" text:style-name="WWNum4">
        <text:list-item>
          <text:p text:style-name="P42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0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2">La còpia es castiga amb el suspens del mòdul complet.</text:span></text:p>
      <text:p text:style-name="P1"/>
      <text:list xml:id="list95104482717789" text:continue-numbering="true" text:style-name="WWNum4">
        <text:list-item>
          <text:p text:style-name="P43"><text:bookmark text:name="_42r7h17vh8ep"/>Activitats</text:p>
          <text:list>
            <text:list-item>
              <text:p text:style-name="P42"><text:bookmark text:name="_ahjbpqqme8e0"/>Activitat 01</text:p>
            </text:list-item>
          </text:list>
        </text:list-item>
      </text:list>
      <text:p text:style-name="Standard">Modifica l’exemple més senzill de la llista de tasques de forma que:</text:p>
      <text:list xml:id="list4280687556" text:style-name="WWNum5">
        <text:list-item>
          <text:p text:style-name="P25">Tinga una nova vista per veure les tasques en format “Kanban”.</text:p>
        </text:list-item>
        <text:list-item>
          <text:p text:style-name="P34">Modifica les tasques per tindre una data assignada i crea una nova vista per veure en una vista “Calendar” la data assignada.</text:p>
        </text:list-item>
      </text:list>
      <text:list xml:id="list95105630715834" text:continue-list="list95104482717789" text:style-name="WWNum4">
        <text:list-item>
          <text:list>
            <text:list-item>
              <text:p text:style-name="P43"><text:bookmark text:name="_otv9aq61hrbv"/>Activitat 02</text:p>
            </text:list-item>
          </text:list>
        </text:list-item>
      </text:list>
      <text:p text:style-name="Standard">Amplia el mòdul de l’exemple de biblioteca de còmics de forma que:</text:p>
      <text:list xml:id="list3661578303" text:style-name="WWNum6">
        <text:list-item>
          <text:p text:style-name="P26"><text:soft-page-break/>Incloure la possibilitat de gestionar socis, emmagatzemam nom, cognom e identificador.</text:p>
        </text:list-item>
        <text:list-item>
          <text:p text:style-name="P30">Introduïu la possibilitat que hi haja exemplars de còmics per prestar.</text:p>
          <text:list>
            <text:list-item>
              <text:p text:style-name="P37">El model de còmic actual ha de servir com referència de la informació del còmic. A banda d’aquest model, jaureu de plantejar un nou model per a indicar exemplars de préstec d’eixe còmic. </text:p>
            </text:list-item>
            <text:list-item>
              <text:p text:style-name="P37">Aquests exemplars de préstec hauran de controlar només a qui estan prestats i la data d’inici i data de final del préstec. No cal tindre un històric de préstecs, només qui té el còmic en cada moment, quan se l’ha prestat i la data prevista de tornada.</text:p>
              <text:list>
                <text:list-item>
                  <text:p text:style-name="P40">La data de préstec no pot ser posterior al dia de hui.</text:p>
                </text:list-item>
                <text:list-item>
                  <text:p text:style-name="P41">La data prevista de tornada no pot ser anterior al dia de hui.</text:p>
                </text:list-item>
              </text:list>
            </text:list-item>
          </text:list>
        </text:list-item>
      </text:list>
      <text:p text:style-name="Standard"/>
      <text:list xml:id="list95104157920732" text:continue-list="list95105630715834" text:style-name="WWNum4">
        <text:list-item>
          <text:list>
            <text:list-item>
              <text:p text:style-name="P42"><text:bookmark text:name="_wufktuxm239f"/>Activitat 03</text:p>
            </text:list-item>
          </text:list>
        </text:list-item>
      </text:list>
      <text:p text:style-name="Standard">Crea un mòdul per a gestionar la llista d’espera d’urgències d’un hospital.</text:p>
      <text:p text:style-name="Standard">Per cada persona en la llista d’espera, tindrem un model amb les següents dades:</text:p>
      <text:list xml:id="list3159891912" text:style-name="WWNum7">
        <text:list-item>
          <text:p text:style-name="P27">Nom i cognoms de la persona.</text:p>
        </text:list-item>
        <text:list-item>
          <text:p text:style-name="P31">Símptomes.</text:p>
        </text:list-item>
        <text:list-item>
          <text:p text:style-name="P31">Estat de l’atenció (Espera triatge, Espera atenció, Atés).</text:p>
        </text:list-item>
        <text:list-item>
          <text:p text:style-name="P31">Prioritat triatge (número, a més alt, més prioritat).</text:p>
        </text:list-item>
        <text:list-item>
          <text:p text:style-name="P35">Diagnòstic.</text:p>
        </text:list-item>
      </text:list>
      <text:p text:style-name="Standard">Hi haurà 3 rols d’usuari a Odoo: Recepció, Metge triatge i Metge atenció:</text:p>
      <text:list xml:id="list2785132188" text:style-name="WWNum3">
        <text:list-item>
          <text:p text:style-name="P28">Recepció (persona que rep als pacients).</text:p>
          <text:list>
            <text:list-item>
              <text:p text:style-name="P38">Tindran una vista on només ells podran entrar. En aquesta vista podran emplenar el nom i cognoms dels usuaris, els símptomes. Aquests pacients creats tindran l’estat “Espera triatge”.</text:p>
            </text:list-item>
          </text:list>
        </text:list-item>
        <text:list-item>
          <text:p text:style-name="P32">Metge triatge (metge que determina la gravetat d’un pacient).</text:p>
          <text:list>
            <text:list-item>
              <text:p text:style-name="P38">Tindrà una vista on només ells podran entrar. En aquesta vista obtindran pacients en estat “Espera triatge” podran indicar la prioritat i canviar l’estat de l’atenció a “Espera atenció”.</text:p>
            </text:list-item>
          </text:list>
        </text:list-item>
        <text:list-item>
          <text:p text:style-name="P32">Metge atenció (metge que atén pacients).</text:p>
          <text:list>
            <text:list-item>
              <text:p text:style-name="P39">Tindrà una vista on només ells podran entrar. En aquesta vista obtindran pacients en estat “Espera atenció” i podran indicar el diagnòstic i canviar l’estat de l’atenció a “Atés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avaluables 01</text:span></text:p>
      </style:header>
      <style:footer>
        <text:p text:style-name="MP4"><text:span text:style-name="MT1">Sistemes de gestió empresarial<text:tab/><text:tab/>UD07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72" meta:word-count="958" meta:character-count="5749" meta:non-whitespace-character-count="4854"/>
    <meta:generator>LibreOfficeDev/6.0.5.2$Linux_X86_64 LibreOffice_project/</meta:generator>
  </office:meta>
</office:document-meta>
</file>